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1271300949668335" text:style-name="L1">
        <text:list-item>
          <text:p text:style-name="P1">intro</text:p>
          <text:list>
            <text:list-item>
              <text:p text:style-name="P1">utilité de la logique en informatique</text:p>
              <text:list>
                <text:list-item>
                  <text:p text:style-name="P1">dans la construction de programmes</text:p>
                  <text:list>
                    <text:list-item>
                      <text:p text:style-name="P1">langage logique : exprime le comportement attendu</text:p>
                    </text:list-item>
                    <text:list-item>
                      <text:p text:style-name="P1">langages programmation : expriment les alg</text:p>
                    </text:list-item>
                  </text:list>
                </text:list-item>
              </text:list>
            </text:list-item>
            <text:list-item>
              <text:p text:style-name="P1">but naturel de la logique</text:p>
              <text:list>
                <text:list-item>
                  <text:p text:style-name="P1"/>
                </text:list-item>
              </text:list>
            </text:list-item>
          </text:list>
        </text:list-item>
        <text:list-item>
          <text:p text:style-name="P1">rappels de la logique des propositions</text:p>
        </text:list-item>
        <text:list-item>
          <text:p text:style-name="P1">principes logique prédicats 1er ordre et comparaisons avec logique des propositions</text:p>
        </text:list-item>
        <text:list-item>
          <text:p text:style-name="P1">syntaxe</text:p>
        </text:list-item>
        <text:list-item>
          <text:p text:style-name="P1">sémantique</text:p>
        </text:list-item>
        <text:list-item>
          <text:p text:style-name="P1">démonstration d'équivalence</text:p>
        </text:list-item>
        <text:list-item>
          <text:p text:style-name="P1">fonctions</text:p>
        </text:list-item>
        <text:list-item>
          <text:p text:style-name="P1">méthode de résol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25T15:14:26</meta:creation-date>
    <dc:date>2015-02-25T15:25:13</dc:date>
    <dc:creator>yjfjyf jjku</dc:creator>
    <meta:editing-duration>PT10M50S</meta:editing-duration>
    <meta:editing-cycles>14</meta:editing-cycles>
    <meta:generator>OpenOffice/4.1.1$Unix OpenOffice.org_project/411m6$Build-9775</meta:generator>
    <meta:document-statistic meta:table-count="0" meta:image-count="0" meta:object-count="0" meta:page-count="1" meta:paragraph-count="13" meta:word-count="68" meta:character-count="400"/>
  </office:meta>
</office:document-meta>
</file>